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3294" officeooo:paragraph-rsid="00093294"/>
    </style:style>
    <style:style style:name="P2" style:family="paragraph" style:parent-style-name="Standard">
      <style:text-properties officeooo:rsid="0010a871" officeooo:paragraph-rsid="00128bb6"/>
    </style:style>
    <style:style style:name="P3" style:family="paragraph" style:parent-style-name="Standard">
      <style:text-properties officeooo:rsid="00134683" officeooo:paragraph-rsid="00134683"/>
    </style:style>
    <style:style style:name="P4" style:family="paragraph" style:parent-style-name="Standard">
      <style:text-properties officeooo:rsid="0014d4e0" officeooo:paragraph-rsid="0014d4e0"/>
    </style:style>
    <style:style style:name="T1" style:family="text">
      <style:text-properties officeooo:rsid="000b382d"/>
    </style:style>
    <style:style style:name="T2" style:family="text">
      <style:text-properties officeooo:rsid="00128bb6"/>
    </style:style>
    <style:style style:name="T3" style:family="text">
      <style:text-properties officeooo:rsid="001502f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Architecture: <text:span text:style-name="T1">'TwitterPopulator.py' populates all of the tables in our database. It functions by obtaining a list of stocks from 'nasdaq100list.csv' and continuously loops through the symbols for these stocks, querying Twitter and Yahoo Finance for the information required to populate all tables. The script does not terminate under any normal conditions, but will terminate as a result of SQL errors. There is a minimum of 6 seconds delay between successive requests issued to Twitter because the API throttles usage.</text:span></text:p>
      <text:p text:style-name="P1"/>
      <text:p text:style-name="P2">Usage: <text:span text:style-name="T2">First modify the Twitter authentication tokens to match your own. These can be found near the end of the script below the definition of the function 'populateTweetTagsMapping'. To run the script, simply type 'python TwitterPopulator.py' via command line, passing in a stock symbol as an optional argument. This single symbol will constrict the range of stocks populated to everything beginning with the given symbol to the end of the list parsed from 'nasdaq100list.csv'</text:span></text:p>
      <text:p text:style-name="P2"/>
      <text:p text:style-name="P3">Dependencies: </text:p>
      <text:p text:style-name="P4">-tweepy</text:p>
      <text:p text:style-name="P4">-yahoo_finance</text:p>
      <text:p text:style-name="P4">-MySQLdb</text:p>
      <text:p text:style-name="P4">All dependencies can be installed via <text:span text:style-name="T3">Py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22:12:04.256837682</meta:creation-date>
    <meta:generator>LibreOffice/4.2.8.2$Linux_X86_64 LibreOffice_project/420m0$Build-2</meta:generator>
    <dc:date>2015-04-30T22:26:13.952531695</dc:date>
    <meta:editing-duration>PT13M2S</meta:editing-duration>
    <meta:editing-cycles>18</meta:editing-cycles>
    <meta:document-statistic meta:table-count="0" meta:image-count="0" meta:object-count="0" meta:page-count="1" meta:paragraph-count="7" meta:word-count="165" meta:character-count="1089" meta:non-whitespace-character-count="930"/>
  </office:meta>
</office:document-meta>
</file>